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01cm" fo:min-width="5.977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.988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87cm" fo:min-width="2.041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1.651cm" svg:x="4.048cm" svg:y="2.27cm">
          <text:p text:style-name="P1">ОП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651cm" svg:x="4.048cm" svg:y="4.9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651cm" svg:x="7.985cm" svg:y="4.93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397cm" svg:x="4.048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5.756cm" svg:height="0.886cm" svg:x="2.737cm" svg:y="9.512cm">
          <draw:text-box>
            <text:p>A, B, C, Z, MT, MK</text:p>
          </draw:text-box>
        </draw:frame>
        <draw:line draw:style-name="gr5" draw:text-style-name="P3" draw:layer="layout" svg:x1="5.318cm" svg:y1="3.921cm" svg:x2="5.318cm" svg:y2="4.937cm">
          <text:p/>
        </draw:line>
        <draw:line draw:style-name="gr5" draw:text-style-name="P3" draw:layer="layout" svg:x1="5.318cm" svg:y1="6.588cm" svg:x2="5.318cm" svg:y2="7.604cm">
          <text:p/>
        </draw:line>
        <draw:line draw:style-name="gr5" draw:text-style-name="P3" draw:layer="layout" svg:x1="9.255cm" svg:y1="3.921cm" svg:x2="9.255cm" svg:y2="4.9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2-18T18:31:53.385409746</dc:date>
    <meta:editing-duration>PT5M14S</meta:editing-duration>
    <meta:editing-cycles>1</meta:editing-cycles>
    <meta:document-statistic meta:object-count="8"/>
    <meta:generator>LibreOffice/5.4.5.1$Linux_X86_64 LibreOffice_project/40m0$Build-1</meta:generator>
  </office:meta>
</office:document-meta>
</file>